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d82c" officeooo:paragraph-rsid="0000d82c"/>
    </style:style>
    <style:style style:name="P2" style:family="paragraph" style:parent-style-name="Standard">
      <style:text-properties fo:language="de" fo:country="DE" officeooo:rsid="0000d82c" officeooo:paragraph-rsid="00057aef"/>
    </style:style>
    <style:style style:name="P3" style:family="paragraph" style:parent-style-name="Standard">
      <style:text-properties fo:language="de" fo:country="DE" officeooo:rsid="0000d82c" officeooo:paragraph-rsid="0006813d"/>
    </style:style>
    <style:style style:name="P4" style:family="paragraph" style:parent-style-name="Standard">
      <style:text-properties fo:language="de" fo:country="DE" officeooo:paragraph-rsid="0000d82c"/>
    </style:style>
    <style:style style:name="P5" style:family="paragraph" style:parent-style-name="Standard">
      <style:text-properties fo:language="de" fo:country="DE" officeooo:rsid="00080b26" officeooo:paragraph-rsid="00080b26"/>
    </style:style>
    <style:style style:name="P6" style:family="paragraph" style:parent-style-name="Standard">
      <style:text-properties fo:language="de" fo:country="DE" officeooo:rsid="000287e0" officeooo:paragraph-rsid="000287e0"/>
    </style:style>
    <style:style style:name="P7" style:family="paragraph" style:parent-style-name="Standard">
      <style:text-properties fo:language="de" fo:country="DE" officeooo:rsid="0006813d" officeooo:paragraph-rsid="0006813d"/>
    </style:style>
    <style:style style:name="P8" style:family="paragraph" style:parent-style-name="Standard">
      <style:text-properties fo:language="de" fo:country="DE" officeooo:rsid="00083188" officeooo:paragraph-rsid="00083188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2">
      <style:text-properties fo:language="de" fo:country="DE"/>
    </style:style>
    <style:style style:name="T1" style:family="text">
      <style:text-properties officeooo:rsid="0000d82c"/>
    </style:style>
    <style:style style:name="T2" style:family="text">
      <style:text-properties style:font-name="Arial" fo:font-size="13pt" style:font-size-asian="13pt"/>
    </style:style>
    <style:style style:name="T3" style:family="text">
      <style:text-properties officeooo:rsid="000287e0"/>
    </style:style>
    <style:style style:name="T4" style:family="text">
      <style:text-properties officeooo:rsid="00057aef"/>
    </style:style>
    <style:style style:name="T5" style:family="text">
      <style:text-properties officeooo:rsid="0005cbc9"/>
    </style:style>
    <style:style style:name="T6" style:family="text">
      <style:text-properties officeooo:rsid="0006813d"/>
    </style:style>
    <style:style style:name="T7" style:family="text">
      <style:text-properties fo:font-style="italic" officeooo:rsid="0006813d" style:font-style-asian="italic" style:font-style-complex="italic"/>
    </style:style>
    <style:style style:name="T8" style:family="text">
      <style:text-properties officeooo:rsid="00080b26"/>
    </style:style>
    <style:style style:name="T9" style:family="text">
      <style:text-properties fo:font-weight="bold" officeooo:rsid="0006813d" style:font-weight-asian="bold" style:font-weight-complex="bold"/>
    </style:style>
    <style:style style:name="T10" style:family="text">
      <style:text-properties officeooo:rsid="00083188"/>
    </style:style>
    <style:style style:name="T11" style:family="text">
      <style:text-properties officeooo:rsid="0008f0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9" text:outline-level="1">Wissensfragen zu Kapitel 4</text:h>
      <text:h text:style-name="P10" text:outline-level="2">1) Der Name eines Arrays ist gleichzeitig ein Zeiger auf das erste oder auf das letzte Element des Arrays?</text:h>
      <text:p text:style-name="P1">Auf das erste <text:span text:style-name="T3">(array[0])</text:span></text:p>
      <text:h text:style-name="P10" text:outline-level="2">2) Bei 26 Elementen geht der Index eines Arrays von __ bis __?</text:h>
      <text:p text:style-name="P1">von 0 bis 25</text:p>
      <text:h text:style-name="P10" text:outline-level="2">3) Kann ein <text:span text:style-name="T10">Feld eines </text:span>Array<text:span text:style-name="T10">s</text:span> mit *(a+i) an eine Funktion als Parameter übergeben werden?</text:h>
      <text:p text:style-name="P3"><text:span text:style-name="T6">Im Funktionskopf kann es so stehen (→ Skript 04.03.01 </text:span><text:span text:style-name="T7">int reihenfolge(int flop[MAX])</text:span><text:span text:style-name="T6"> )</text:span></text:p>
      <text:p text:style-name="P3"><text:span text:style-name="T6">a+i = &amp;a[i] → </text:span><text:span text:style-name="T9">a[i] = *(a+i)</text:span><text:span text:style-name="T6"> → i entspräche dann </text:span><text:span text:style-name="T7">MAX</text:span></text:p>
      <text:p text:style-name="P6">Vorgestellte Varianten für komplettes Array (Folie 4.1.33): int array[], int array[3], int(* array) </text:p>
      <text:p text:style-name="P7">Aus Skript 4.3.1: Übergabe mit &amp;a[0] oder a <text:span text:style-name="T10">(ganzes Feld)</text:span></text:p>
      <text:p text:style-name="P8">Übergabe mit a[i] oder *(a+i): übergibt nur den Eintrag</text:p>
      <text:h text:style-name="P10" text:outline-level="2">4) Eine nicht initialisierte Variable in C/C++ enthält den Wert 0 oder „zufällige Werte“?</text:h>
      <text:p text:style-name="P1">Zufällige Inhalte; <text:span text:style-name="T5">anders: Arrays: Ist eine Größe vorgegeben und nur das Feld nur teilweise gefüllt, sind die restlichen Werte 0.</text:span></text:p>
      <text:h text:style-name="P10" text:outline-level="2">5) Was ist Call by Value und Call by Reference?</text:h>
      <text:p text:style-name="P2"><text:span text:style-name="T4">Call by Value: nur der Wert (value) einer Variablen wird als Kopie einer </text:span>Funktion <text:span text:style-name="T4">übergeben</text:span></text:p>
      <text:p text:style-name="P2"><text:span text:style-name="T4">Call by Reference: die Adresse (Referenz) der Variablen wird (</text:span>mittels eines Pointers<text:span text:style-name="T4">) übergeben</text:span></text:p>
      <text:h text:style-name="P10" text:outline-level="2">6) Warum ist Call by Reference effiziente<text:span text:style-name="T4">r</text:span>?</text:h>
      <text:p text:style-name="P1">Es wird nur ein Pointe<text:span text:style-name="T4">r</text:span> angelegt und nicht der übergebene Eintrag vorher dupliziert. <text:span text:style-name="T8">Soll der übergebene Parameter verändert werden, wird die Änderung innerhalb der Funktion bereits gespeichert und die Variable muss nicht noch zurückgegeben werden.</text:span></text:p>
      <text:h text:style-name="P10" text:outline-level="2">7) Können Arrays mit Call by Value und Call by Reference an eine Funktion übergeben werden?</text:h>
      <text:p text:style-name="P1">Da ein Array selbst schon ein Zeiger ist, ist die Übergabeart immer Call by Reference</text:p>
      <text:h text:style-name="P10" text:outline-level="2">8) Was für einen Wert speichert ein Pointer?</text:h>
      <text:p text:style-name="P1">Ein Pointer speichert die Adresse eines andere<text:span text:style-name="T3">r anderen Variablen </text:span>in Form einer Hexadezimalzahl</text:p>
      <text:h text:style-name="P10" text:outline-level="2">9) Warum sind Pointer effizienter?</text:h>
      <text:p text:style-name="P5">Ähnlich zu Frage 6. Ein Pointer benötigt <text:span text:style-name="T11">insbesondere bei großen Datentypen (struct, Objekte)</text:span> weniger Speicherplatz als die referenzierte Variable </text:p>
      <text:h text:style-name="P10" text:outline-level="2"><text:soft-page-break/>10) Ein String endet mit einem Terminatorzeichen. Das ist was für ein Zeichen?</text:h>
      <text:p text:style-name="P4"><text:span text:style-name="T1">Eine absolute Null in ASCII-Code (‘\0‘ oder 0), dargestellt als </text:span><text:span text:style-name="T2">Ø</text:span></text:p>
      <text:h text:style-name="P10" text:outline-level="2">11) Welche Zeichen darf der Name der Variablen beinhalten?</text:h>
      <text:p text:style-name="P5">Welcher Variablen? Generell? Buchstaben, Zahlen(nicht vorne), Unterstrich (→ Frage 2 zu Kapitel 2)</text:p>
      <text:h text:style-name="P10" text:outline-level="2">12) Der &amp;-Operator gibt welchen Wert zurück?</text:h>
      <text:p text:style-name="P1">Die Adresse <text:span text:style-name="T3">einer Variable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06T10:15:28.089000000</dc:date>
    <meta:editing-duration>PT2H1M13S</meta:editing-duration>
    <meta:editing-cycles>5</meta:editing-cycles>
    <meta:document-statistic meta:table-count="0" meta:image-count="0" meta:object-count="0" meta:page-count="2" meta:paragraph-count="30" meta:word-count="363" meta:character-count="2276" meta:non-whitespace-character-count="1941"/>
  </office:meta>
</office:document-meta>
</file>